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848" officeooo:paragraph-rsid="0000d848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0d848" officeooo:paragraph-rsid="0000d848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deen für weitere Projekte:</text:p>
      <text:p text:style-name="P1"><text:line-break/>Vier gewinnt</text:p>
      <text:p text:style-name="P1"/>
      <text:p text:style-name="P1">Kopfschmerz-Tagebuch</text:p>
      <text:p text:style-name="P1"/>
      <text:p text:style-name="P1">Feuerwehr Projekt mit VBA auf Excel</text:p>
      <text:p text:style-name="P1"/>
      <text:p text:style-name="P1">Website-Javascript Translator per Modul</text:p>
      <text:p text:style-name="P1"/>
      <text:p text:style-name="P1">„Brauchtums-Spiele“</text:p>
      <text:p text:style-name="P1"/>
      <text:p text:style-name="P1">Allgemein bekannte Spiele</text:p>
      <text:p text:style-name="P1"/>
      <text:p text:style-name="P1">Snak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22:46:07.528520468</meta:creation-date>
    <dc:date>2022-02-10T22:49:32.238947989</dc:date>
    <meta:editing-duration>PT3M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2" meta:character-count="183" meta:non-whitespace-character-count="168"/>
  </office:meta>
</office:document-meta>
</file>